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1">
      <style:paragraph-properties fo:margin-left="0cm" fo:margin-right="0cm" fo:text-indent="0cm" style:auto-text-indent="false"/>
    </style:style>
    <style:style style:name="T1" style:family="text">
      <style:text-properties style:font-name="Times New Roman" style:font-name-asian="Times New Roman" style:font-name-complex="Times New Roman"/>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ür die Planung haben wir uns an das von XP vorgeschlagene Konzept der Iterationen gehalten. Diese waren bei uns immer eine Woche groß, was für die Dauer unseres Projektes eine angemessene Planung darstellte. Durch unsere kleine Teamgröße reichte es aus, zu Beginn der Woche nur kurz die jeweiligen UserStories bzw sonstigen Aufgaben für die kommende Woche auszuwählen. Eine genauere Planung war hierzu nicht nötig.</text:p>
      <text:p text:style-name="Standard">Zu Beginn des Projektes waren für uns einfach nur erste Tests auf Machbarkeit möglich.</text:p>
      <text:p text:style-name="Standard"/>
      <text:p text:style-name="Standard">Iteration 1 + 2 (30.09. - 12.10.2008)</text:p>
      <text:list text:style-name="L1">
        <text:list-item>
          <text:p text:style-name="P5">Einarbeitung in WX, OpenGL, Codeblocks</text:p>
        </text:list-item>
        <text:list-item>
          <text:p text:style-name="P5">Erstellen eines einfachen, lauffähigen Prototyps</text:p>
        </text:list-item>
      </text:list>
      <text:p text:style-name="Standard"/>
      <text:p text:style-name="Standard">Iteration 3 (13.10. - 19.10.2008)</text:p>
      <text:list text:style-name="L2">
        <text:list-item>
          <text:p text:style-name="P1">Erstellung einer angepassten GUI</text:p>
        </text:list-item>
        <text:list-item>
          <text:p text:style-name="P1">GL <text:span text:style-name="T1">↔</text:span> Maus Interaktion</text:p>
        </text:list-item>
        <text:list-item>
          <text:p text:style-name="P1">Teamhomepage</text:p>
        </text:list-item>
      </text:list>
      <text:p text:style-name="Standard"/>
      <text:p text:style-name="Standard">Iteration 4 (20.10. - 26.10.2008)</text:p>
      <text:list text:style-name="L3">
        <text:list-item>
          <text:p text:style-name="P2">Kamerabewegung</text:p>
        </text:list-item>
        <text:list-item>
          <text:p text:style-name="P2">Objektbewegung</text:p>
        </text:list-item>
        <text:list-item>
          <text:p text:style-name="P2">Neuer Raum</text:p>
        </text:list-item>
        <text:list-item>
          <text:p text:style-name="P2">Undo/Redo</text:p>
        </text:list-item>
      </text:list>
      <text:p text:style-name="Standard"/>
      <text:p text:style-name="Standard">Iteration 5 (27.10. - 02.11.2008)</text:p>
      <text:list text:style-name="L4">
        <text:list-item>
          <text:p text:style-name="P3">Schatten</text:p>
        </text:list-item>
        <text:list-item>
          <text:p text:style-name="P3">Copy &amp; Paste</text:p>
        </text:list-item>
        <text:list-item>
          <text:p text:style-name="P3">Screenshot</text:p>
        </text:list-item>
        <text:list-item>
          <text:p text:style-name="P3">Gruppierung</text:p>
        </text:list-item>
        <text:list-item>
          <text:p text:style-name="P3">Wände erstellen</text:p>
        </text:list-item>
        <text:list-item>
          <text:p text:style-name="P3">virtueller Boden</text:p>
        </text:list-item>
        <text:list-item>
          <text:p text:style-name="P3">Obj2Oax</text:p>
        </text:list-item>
      </text:list>
      <text:p text:style-name="Standard"/>
      <text:p text:style-name="Standard">Iteration 6 (03.11. - 09.11.2008)</text:p>
      <text:list text:style-name="L4">
        <text:list-item text:start-value="1">
          <text:p text:style-name="P3">Szenen-Ansicht</text:p>
        </text:list-item>
        <text:list-item>
          <text:p text:style-name="P3">Library</text:p>
        </text:list-item>
        <text:list-item>
          <text:p text:style-name="P3">OPX Import/Export</text:p>
        </text:list-item>
        <text:list-item>
          <text:p text:style-name="P3">OAX Import</text:p>
        </text:list-item>
        <text:list-item>
          <text:p text:style-name="P3">OAX Export</text:p>
        </text:list-item>
        <text:list-item>
          <text:p text:style-name="P3">Hilfe</text:p>
        </text:list-item>
        <text:list-item>
          <text:p text:style-name="P3">Teamhomepage</text:p>
        </text:list-item>
        <text:list-item>
          <text:p text:style-name="P3">Clone-Funktionalität</text:p>
        </text:list-item>
      </text:list>
      <text:p text:style-name="Standard"/>
      <text:p text:style-name="Standard"/>
      <text:p text:style-name="Standard">Iteration 7 (10.11. - 14.11.2008)</text:p>
      <text:list text:style-name="L5">
        <text:list-item>
          <text:p text:style-name="P4">Messwerkzeug</text:p>
        </text:list-item>
        <text:list-item>
          <text:p text:style-name="P4">OBJ Export</text:p>
        </text:list-item>
        <text:list-item>
          <text:p text:style-name="P4">Primitive</text:p>
        </text:list-item>
        <text:list-item>
          <text:p text:style-name="P4">Doku</text:p>
        </text:list-item>
        <text:list-item>
          <text:p text:style-name="P4">Merge mit Branch</text:p>
        </text:list-item>
        <text:list-item>
          <text:p text:style-name="P4">Library</text:p>
        </text:list-item>
        <text:list-item>
          <text:p text:style-name="P4">Bugfi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Thorsten Moll</dc:creator>
    <dc:date>2008-11-14T08:46:55</dc:date>
    <meta:editing-cycles>5</meta:editing-cycles>
    <meta:editing-duration>PT1H0M46S</meta:editing-duration>
    <meta:user-defined meta:name="Info 1"/>
    <meta:user-defined meta:name="Info 2"/>
    <meta:user-defined meta:name="Info 3"/>
    <meta:user-defined meta:name="Info 4"/>
    <meta:document-statistic meta:table-count="0" meta:image-count="0" meta:object-count="0" meta:page-count="1" meta:paragraph-count="39" meta:word-count="161" meta:character-count="1139"/>
  </office:meta>
</office:document-meta>
</file>